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text-properties style:font-name="Times New Roman1" fo:font-size="12pt" style:font-size-asian="12pt" style:font-size-complex="12pt"/>
    </style:style>
    <style:style style:name="P7" style:family="paragraph" style:parent-style-name="Standard">
      <style:paragraph-properties fo:text-align="start" style:justify-single-word="false"/>
      <style:text-properties style:font-name="Times New Roman1" fo:font-size="12pt" style:font-size-asian="12pt" style:font-size-complex="12pt"/>
    </style:style>
    <style:style style:name="P8" style:family="paragraph" style:parent-style-name="Standard" style:list-style-name="L3">
      <style:text-properties style:font-name="Times New Roman1" fo:font-size="12pt" style:font-size-asian="12pt" style:font-size-complex="12pt"/>
    </style:style>
    <style:style style:name="P9" style:family="paragraph" style:parent-style-name="Standard" style:list-style-name="L5">
      <style:text-properties style:font-name="Times New Roman1" fo:font-size="12pt" style:font-size-asian="12pt" style:font-size-complex="12pt"/>
    </style:style>
    <style:style style:name="T1" style:family="text">
      <style:text-properties fo:font-weight="bold" style:font-weight-asian="bold" style:font-weight-complex="bold"/>
    </style:style>
    <style:style style:name="T2" style:family="text">
      <style:text-properties fo:color="#646464" style:font-name-asian="Consolas" style:font-name-complex="Consolas"/>
    </style:style>
    <style:style style:name="T3" style:family="text">
      <style:text-properties fo:color="#000000" style:font-name-asian="Consolas" style:font-name-complex="Consolas"/>
    </style:style>
    <style:style style:name="T4" style:family="text">
      <style:text-properties fo:color="#2a00ff" style:font-name-asian="Consolas" style:font-name-complex="Consola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yn Reinstadler</text:p>
      <text:p text:style-name="Standard">IBM Summer 2014</text:p>
      <text:p text:style-name="Standard">POSRA Project</text:p>
      <text:p text:style-name="Standard">5 June 2014</text:p>
      <text:p text:style-name="Standard"/>
      <text:p text:style-name="P1">Potential Problems in POSRA Search Database</text:p>
      <text:p text:style-name="P1"/>
      <text:p text:style-name="P2"><text:tab/>Catalogued below in list format are some potential problems in the POSRA image recognition software developed by the Santa Cruz team. Some of these problems may have been previously addressed or addressed in the code, but as a fresh set of eyes this is what I see based on only the powerpoint presentation given on Thursday, 29 May 2014. </text:p>
      <text:p text:style-name="P2"/>
      <text:p text:style-name="P2">Potential Problems (from least abstract to most):</text:p>
      <text:p text:style-name="P2"/>
      <text:list xml:id="list2991393088110427657" text:style-name="L1">
        <text:list-item>
          <text:list>
            <text:list-item>
              <text:p text:style-name="P4">Pixel width on search for end points – how much of this is hard-coded?</text:p>
            </text:list-item>
            <text:list-item>
              <text:p text:style-name="P4">Problem with brackets (PMMA) – Zappa</text:p>
            </text:list-item>
            <text:list-item>
              <text:p text:style-name="P4">Issue with side chain/ backbone interpretation – OSRA (e.g. PMMA)... polymer short, sidechain long.</text:p>
            </text:list-item>
            <text:list-item>
              <text:p text:style-name="P4">Data model not being able to handle block co-polymer D... ?</text:p>
            </text:list-item>
            <text:list-item>
              <text:p text:style-name="P4">Access environment var from inside web.xml? That'd be good... but for now shell script in Catalina.base (very murky, deep in the bowels of Eclipse)</text:p>
            </text:list-item>
            <text:list-item>
              <text:p text:style-name="P4">Black Boxes – transparent backgrounds – if need be, make bg white.</text:p>
            </text:list-item>
            <text:list-item>
              <text:p text:style-name="P4">Bracket Matching</text:p>
            </text:list-item>
            <text:list-item>
              <text:p text:style-name="P4">Explicit/Implicit Hydrogens?</text:p>
            </text:list-item>
            <text:list-item>
              <text:p text:style-name="P4">Explicit/Implicit Bonds?</text:p>
            </text:list-item>
            <text:list-item>
              <text:p text:style-name="P4">Resolution/Size issues – too big doesn't see. (e.g. PEG.png [the original, not the 50% reduced])</text:p>
            </text:list-item>
            <text:list-item>
              <text:p text:style-name="P4">Font issues – Warning on website? OCR issue, not us. </text:p>
            </text:list-item>
            <text:list-item>
              <text:p text:style-name="P4">Manual editing of SMILES strings</text:p>
            </text:list-item>
          </text:list>
        </text:list-item>
      </text:list>
      <text:p text:style-name="P2"/>
      <text:p text:style-name="P2">higher resolution with monostyrene?</text:p>
      <text:p text:style-name="P2">Does JSMol take SMILES?</text:p>
      <text:p text:style-name="P2">Add link: “How to read SMILES” on client page</text:p>
      <text:p text:style-name="P2"/>
      <text:p text:style-name="P2">Questions:</text:p>
      <text:p text:style-name="P2"><text:tab/>* What is a “segment” in this design system? Is a segment either an end group or a repeat unit?</text:p>
      <text:p text:style-name="P2"/>
      <text:p text:style-name="P2">Potential Areas for Future Research:</text:p>
      <text:list xml:id="list6139819886882003526" text:style-name="L2">
        <text:list-item>
          <text:list>
            <text:list-item>
              <text:p text:style-name="P5">Different types of polymers (non-linear polymers?)</text:p>
            </text:list-item>
          </text:list>
        </text:list-item>
      </text:list>
      <text:p text:style-name="P2"/>
      <text:p text:style-name="P2">Index.html file</text:p>
      <text:p text:style-name="P2">How deep does the image go?</text:p>
      <text:p text:style-name="P2"/>
      <text:p text:style-name="P2"/>
      <text:p text:style-name="P2">Webpage → osra → smiles → polymer object</text:p>
      <text:p text:style-name="P2"/>
      <text:p text:style-name="P2">Konstantin Phone #: 650-766-9762</text:p>
      <text:p text:style-name="P2">Tuesday 11:30am</text:p>
      <text:p text:style-name="P6"><text:soft-page-break/>Things I had to Change to get Thomas' Repository Working:</text:p>
      <text:p text:style-name="P6"/>
      <text:p text:style-name="P6">BEFORE you import:</text:p>
      <text:list xml:id="list7334269605228110086" text:style-name="L3">
        <text:list-item>
          <text:p text:style-name="P8">Rename the folders</text:p>
        </text:list-item>
        <text:list-item>
          <text:p text:style-name="P8">Rename the obvious in .project files (both posra and Servers)</text:p>
        </text:list-item>
      </text:list>
      <text:p text:style-name="P6">AFTER you import:</text:p>
      <text:list xml:id="list823973854272032087" text:style-name="L5">
        <text:list-item>
          <text:p text:style-name="P9">In the pom.xml, search hibernate-core and change to hibernate-entitymanager</text:p>
        </text:list-item>
        <text:list-item>
          <text:p text:style-name="P9">In the web.xml, change the path to osra binary (param-value) to something reasonable</text:p>
        </text:list-item>
        <text:list-item>
          <text:p text:style-name="P9">In PolymerServlet.java, add the import javax.servlet.annotation.MultipartConfig</text:p>
        </text:list-item>
        <text:list-item>
          <text:p text:style-name="P9">Right above the class declaration of th esame, add @MultipartConfig</text:p>
        </text:list-item>
      </text:list>
      <text:p text:style-name="P6"/>
      <text:p text:style-name="P6">My SQL needs some changes as well:</text:p>
      <text:p text:style-name="P6"/>
      <text:p text:style-name="P6">Change the socket it uses (or something). First log into your mysql from the mysql server 5.6/bin directory (from cygwin):</text:p>
      <text:p text:style-name="P6"/>
      <text:p text:style-name="P6">$ mysql -u root -p -h 127.0.0.1</text:p>
      <text:p text:style-name="P6"/>
      <text:p text:style-name="P6">Then, grant permissions with:</text:p>
      <text:p text:style-name="P6"/>
      <text:p text:style-name="P6">mysql &gt; GRANT ALL PRIVILEGES ON *.* TO 'root'@'localhost' IDENTIFIED BY 'root-password-here' WITH GRANT OPTION;</text:p>
      <text:p text:style-name="P6"/>
      <text:p text:style-name="P6">OR</text:p>
      <text:p text:style-name="P6"/>
      <text:p text:style-name="P6">mysql &gt; GRANT ALL PRIVILEGES ON *.* TO 'root'@'127.0.0.1' IDENTIFIED BY 'root-password-here' WITH GRANT OPTION;</text:p>
      <text:p text:style-name="P6"/>
      <text:p text:style-name="P6">Make sure to CREATE your database:</text:p>
      <text:p text:style-name="P6"/>
      <text:p text:style-name="P6">mysql &gt; create database posra</text:p>
      <text:p text:style-name="P6"/>
      <text:p text:style-name="P6">Now everything works except literally the <text:span text:style-name="T1">single line</text:span> p.persist(poly), which leads back to the persist method, which doesn't work. This is because the persist function did not take place as part of a transaction, which is illegal. After placing it inside of a transaction, the only issue appears to be that the SQL code is not working correctly to put the information into the table. The table is probably not configured correctly.</text:p>
      <text:p text:style-name="P6"/>
      <text:p text:style-name="P6">Note that there is also a difference that needs to be resolved between the two versions of polymer servlet where they BOTH need “<text:span text:style-name="T2">@WebServlet</text:span><text:span text:style-name="T3">(name = </text:span><text:span text:style-name="T4">"PolymerServlet"</text:span><text:span text:style-name="T3">, urlPatterns = { </text:span><text:span text:style-name="T4">"/PolymerServlet"</text:span><text:span text:style-name="T3"> })” but only one has it.</text:span></text:p>
      <text:p text:style-name="P6"/>
      <text:p text:style-name="P7">Note also that JSME does not let you load “a page within a page”. This may limit our ability to make some features of the website, but I don't know... New website redesign called for, in some way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2:46:16.48</meta:creation-date>
    <dc:date>2014-07-01T17:37:14.80</dc:date>
    <meta:editing-duration>P2DT5H48M13S</meta:editing-duration>
    <meta:editing-cycles>14</meta:editing-cycles>
    <meta:generator>OpenOffice/4.0.1$Win32 OpenOffice.org_project/401m5$Build-9714</meta:generator>
    <meta:document-statistic meta:table-count="0" meta:image-count="0" meta:object-count="0" meta:page-count="2" meta:paragraph-count="52" meta:word-count="583" meta:character-count="3490"/>
  </office:meta>
</office:document-meta>
</file>